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A000017F8000021145095C476B0817A6C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Ubuntu" svg:font-family="Ubuntu"/>
    <style:font-face style:name="Calibri3" svg:font-family="Calibri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iberation Serif3" svg:font-family="'Liberation Serif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1" svg:font-family="'Segoe UI'" style:font-family-generic="swiss" style:font-pitch="variable"/>
    <style:font-face style:name="Ubuntu2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justify" style:justify-single-word="false"/>
      <style:text-properties fo:font-size="9pt" style:font-size-asian="9pt" style:font-size-complex="9pt"/>
    </style:style>
    <style:style style:name="P2" style:family="paragraph" style:parent-style-name="Text_20_body">
      <style:paragraph-properties fo:margin-top="0in" fo:margin-bottom="0in" loext:contextual-spacing="false"/>
      <style:text-properties style:font-name="Calibri3" fo:font-size="10pt" style:font-size-asian="10pt" style:font-size-complex="10pt"/>
    </style:style>
    <style:style style:name="P3" style:family="paragraph" style:parent-style-name="Normal">
      <style:paragraph-properties fo:margin-top="0in" fo:margin-bottom="0in" loext:contextual-spacing="false" fo:line-height="0.139in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4" style:family="paragraph" style:parent-style-name="Normal">
      <style:paragraph-properties fo:margin-left="0.0807in" fo:margin-right="0.0339in" fo:margin-top="0in" fo:margin-bottom="0in" loext:contextual-spacing="false" fo:line-height="114%" fo:text-align="justify" style:justify-single-word="false" fo:orphans="0" fo:widows="0" fo:text-indent="0in" style:auto-text-indent="false" style:text-autospace="none">
        <style:tab-stops/>
      </style:paragraph-properties>
    </style:style>
    <style:style style:name="P5" style:family="paragraph" style:parent-style-name="Normal">
      <style:paragraph-properties fo:margin-left="0.0807in" fo:margin-right="0.0457in" fo:margin-top="0in" fo:margin-bottom="0in" loext:contextual-spacing="false" fo:line-height="115%" fo:orphans="0" fo:widows="0" fo:text-indent="0in" style:auto-text-indent="false" style:text-autospace="none">
        <style:tab-stops/>
      </style:paragraph-properties>
    </style:style>
    <style:style style:name="P6" style:family="paragraph" style:parent-style-name="Normal">
      <style:paragraph-properties fo:margin-left="0in" fo:margin-right="0.0335in" fo:margin-top="0in" fo:margin-bottom="0in" loext:contextual-spacing="false" fo:line-height="114%" fo:text-align="justify" style:justify-single-word="false" fo:orphans="0" fo:widows="0" fo:text-indent="0in" style:auto-text-indent="false" style:text-autospace="none">
        <style:tab-stops>
          <style:tab-stop style:position="0.3917in"/>
          <style:tab-stop style:position="1.1in"/>
          <style:tab-stop style:position="1.9752in"/>
          <style:tab-stop style:position="2.4335in"/>
          <style:tab-stop style:position="3.0028in"/>
          <style:tab-stop style:position="3.3362in"/>
          <style:tab-stop style:position="4.3362in"/>
        </style:tab-stops>
      </style:paragraph-properties>
    </style:style>
    <style:style style:name="P7" style:family="paragraph" style:parent-style-name="Normal">
      <style:paragraph-properties fo:margin-left="0in" fo:margin-right="0.0339in" fo:margin-top="0in" fo:margin-bottom="0in" loext:contextual-spacing="false" fo:line-height="114%" fo:text-align="justify" style:justify-single-word="false" fo:orphans="0" fo:widows="0" fo:text-indent="0in" style:auto-text-indent="false" style:text-autospace="none">
        <style:tab-stops>
          <style:tab-stop style:position="1.6835in"/>
          <style:tab-stop style:position="2.739in"/>
        </style:tab-stops>
      </style:paragraph-properties>
    </style:style>
    <style:style style:name="P8" style:family="paragraph" style:parent-style-name="Normal">
      <style:paragraph-properties fo:margin-left="0in" fo:margin-right="0.0319in" fo:margin-top="0in" fo:margin-bottom="0in" loext:contextual-spacing="false" fo:line-height="115%" fo:text-align="justify" style:justify-single-word="false" fo:orphans="0" fo:widows="0" fo:text-indent="0in" style:auto-text-indent="false" style:text-autospace="none">
        <style:tab-stops>
          <style:tab-stop style:position="1.5445in"/>
          <style:tab-stop style:position="5.0445in"/>
        </style:tab-stops>
      </style:paragraph-properties>
    </style:style>
    <style:style style:name="P9" style:family="paragraph" style:parent-style-name="Text_20_body">
      <style:paragraph-properties fo:margin-left="0in" fo:margin-right="0.0319in" fo:margin-top="0in" fo:margin-bottom="0in" loext:contextual-spacing="false" fo:line-height="114%" fo:text-align="center" style:justify-single-word="false" fo:text-indent="0in" style:auto-text-indent="false"/>
      <style:text-properties style:font-name="Calibri3" fo:font-size="10pt" style:font-size-asian="10pt" style:font-size-complex="10pt"/>
    </style:style>
    <style:style style:name="P10" style:family="paragraph" style:parent-style-name="Normal">
      <style:paragraph-properties fo:margin-left="0in" fo:margin-right="-0.0138in" fo:margin-top="0in" fo:margin-bottom="0in" loext:contextual-spacing="false" fo:line-height="100%" fo:text-align="justify" style:justify-single-word="false" fo:orphans="0" fo:widows="0" fo:text-indent="0in" style:auto-text-indent="false" style:text-autospace="none">
        <style:tab-stops/>
      </style:paragraph-properties>
    </style:style>
    <style:style style:name="P11" style:family="paragraph" style:parent-style-name="Normal">
      <style:paragraph-properties fo:margin-left="0in" fo:margin-right="-0.0138in" fo:margin-top="0in" fo:margin-bottom="0in" loext:contextual-spacing="false" fo:line-height="100%" fo:text-align="justify" style:justify-single-word="false" fo:orphans="0" fo:widows="0" fo:text-indent="0in" style:auto-text-indent="false" style:text-autospace="none">
        <style:tab-stops/>
      </style:paragraph-properties>
      <style:text-properties style:font-name="Calibri" fo:font-size="9pt" style:font-size-asian="9pt" style:font-name-complex="Calibri" style:font-size-complex="9pt"/>
    </style:style>
    <style:style style:name="P12" style:family="paragraph" style:parent-style-name="Normal">
      <style:paragraph-properties fo:margin-left="0.0807in" fo:margin-right="-0.0138in" fo:margin-top="0in" fo:margin-bottom="0in" loext:contextual-spacing="false" fo:line-height="100%" fo:text-align="justify" style:justify-single-word="false" fo:orphans="0" fo:widows="0" fo:text-indent="0in" style:auto-text-indent="false" style:text-autospace="none">
        <style:tab-stops/>
      </style:paragraph-properties>
    </style:style>
    <style:style style:name="P13" style:family="paragraph" style:parent-style-name="Normal">
      <style:paragraph-properties fo:margin-left="0.0807in" fo:margin-right="-0.0138in" fo:margin-top="0in" fo:margin-bottom="0in" loext:contextual-spacing="false" fo:line-height="100%" fo:orphans="0" fo:widows="0" fo:text-indent="0in" style:auto-text-indent="false" style:text-autospace="none">
        <style:tab-stops/>
      </style:paragraph-properties>
    </style:style>
    <style:style style:name="P14" style:family="paragraph" style:parent-style-name="Normal">
      <style:paragraph-properties fo:margin-left="0.0807in" fo:margin-right="-0.0138in" fo:margin-top="0in" fo:margin-bottom="0in" loext:contextual-spacing="false" fo:line-height="100%" fo:text-align="start" style:justify-single-word="false" fo:orphans="0" fo:widows="0" fo:text-indent="0in" style:auto-text-indent="false" style:text-autospace="none">
        <style:tab-stops/>
      </style:paragraph-properties>
      <style:text-properties style:font-name="Calibri" fo:font-size="9pt" fo:letter-spacing="normal" fo:language="fr" fo:country="FR" fo:font-weight="bold" style:font-size-asian="9pt" style:font-weight-asian="bold" style:font-size-complex="9pt" style:font-weight-complex="bold"/>
    </style:style>
    <style:style style:name="P15" style:family="paragraph" style:parent-style-name="Normal">
      <style:paragraph-properties fo:margin-left="0.0807in" fo:margin-right="-0.0138in" fo:margin-top="0.0134in" fo:margin-bottom="0in" loext:contextual-spacing="false" fo:line-height="100%" fo:orphans="0" fo:widows="0" fo:text-indent="0in" style:auto-text-indent="false" style:text-autospace="none">
        <style:tab-stops/>
      </style:paragraph-properties>
    </style:style>
    <style:style style:name="P16" style:family="paragraph" style:parent-style-name="Normal">
      <style:paragraph-properties fo:margin-left="0.0807in" fo:margin-right="-0.0138in" fo:margin-top="0.0134in" fo:margin-bottom="0in" loext:contextual-spacing="false" fo:line-height="100%" fo:orphans="0" fo:widows="0" fo:text-indent="0in" style:auto-text-indent="false" style:text-autospace="none">
        <style:tab-stops/>
      </style:paragraph-properties>
      <style:text-properties style:font-name="Calibri" fo:letter-spacing="normal"/>
    </style:style>
    <style:style style:name="P17" style:family="paragraph" style:parent-style-name="UrbanBody">
      <style:paragraph-properties fo:text-align="justify" style:justify-single-word="false"/>
    </style:style>
    <style:style style:name="P18" style:family="paragraph" style:parent-style-name="UrbanBody">
      <style:paragraph-properties fo:text-align="center" style:justify-single-word="false"/>
      <style:text-properties style:font-name="Calibri" fo:font-size="14pt" fo:language="fr" fo:country="F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UrbanBody">
      <style:text-properties style:font-name="Calibri3" fo:font-size="10pt" fo:letter-spacing="normal" style:font-size-asian="10pt" style:font-size-complex="10pt"/>
    </style:style>
    <style:style style:name="P20" style:family="paragraph" style:parent-style-name="UrbanBody">
      <style:paragraph-properties fo:text-align="justify" style:justify-single-word="false"/>
      <style:text-properties style:font-name="Calibri3" fo:font-size="10pt" fo:letter-spacing="normal" style:font-size-asian="10pt" style:font-size-complex="10pt"/>
    </style:style>
    <style:style style:name="P21" style:family="paragraph" style:parent-style-name="Normal">
      <style:paragraph-properties fo:margin-top="0.002in" fo:margin-bottom="0in" loext:contextual-spacing="false" fo:line-height="0.1252in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2" style:family="paragraph" style:parent-style-name="Normal">
      <style:paragraph-properties fo:margin-top="0.0016in" fo:margin-bottom="0in" loext:contextual-spacing="false" fo:line-height="0.139in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3" style:family="paragraph" style:parent-style-name="Normal">
      <style:paragraph-properties fo:margin-top="0.0016in" fo:margin-bottom="0in" loext:contextual-spacing="false" fo:line-height="0.1665in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4" style:family="paragraph" style:parent-style-name="Normal">
      <style:paragraph-properties fo:margin-top="0.0071in" fo:margin-bottom="0in" loext:contextual-spacing="false" fo:line-height="0.1181in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5" style:family="paragraph" style:parent-style-name="Standard">
      <style:paragraph-properties fo:margin-top="0.0071in" fo:margin-bottom="0in" loext:contextual-spacing="false" fo:line-height="0.1181in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6" style:family="paragraph" style:parent-style-name="Normal">
      <style:paragraph-properties fo:margin-top="0.0035in" fo:margin-bottom="0in" loext:contextual-spacing="false" fo:line-height="0.1665in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7" style:family="paragraph" style:parent-style-name="Normal">
      <style:paragraph-properties fo:margin-top="0.0055in" fo:margin-bottom="0in" loext:contextual-spacing="false" fo:line-height="0.1319in" fo:text-align="justify" style:justify-single-word="false" fo:orphans="0" fo:widows="0" style:text-autospace="none"/>
      <style:text-properties style:font-name="Calibri3" fo:font-size="10pt" fo:letter-spacing="normal" style:font-size-asian="10pt" style:font-name-complex="Calibri" style:font-size-complex="10pt"/>
    </style:style>
    <style:style style:name="P28" style:family="paragraph" style:parent-style-name="Normal">
      <style:paragraph-properties fo:margin-top="0.0028in" fo:margin-bottom="0in" loext:contextual-spacing="false" fo:line-height="0.1319in" fo:orphans="0" fo:widows="0" style:text-autospace="none"/>
      <style:text-properties style:font-name="Calibri3" fo:font-size="10pt" fo:letter-spacing="normal" fo:font-weight="normal" style:font-size-asian="10pt" style:font-weight-asian="normal" style:font-size-complex="10pt" style:font-weight-complex="normal"/>
    </style:style>
    <style:style style:name="P29" style:family="paragraph" style:parent-style-name="UrbanBody">
      <style:paragraph-properties fo:padding="0.0291in" fo:border-left="none" fo:border-right="none" fo:border-top="none" fo:border-bottom="0.06pt solid #000000" style:join-border="false"/>
      <style:text-properties style:font-name="Calibri3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UrbanBody">
      <style:paragraph-properties fo:text-align="center" style:justify-single-word="false" fo:break-before="page"/>
      <style:text-properties style:font-name="Calibri" fo:font-size="14pt" fo:font-weight="bold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margin-left="0in" fo:margin-right="0.0256in" fo:text-align="start" style:justify-single-word="false" fo:text-indent="0in" style:auto-text-indent="false" fo:padding="0in" fo:border="none"/>
      <style:text-properties style:font-name="Calibri3" fo:font-size="10pt" fo:language="fr" fo:country="FR" fo:font-weight="bold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left="0in" fo:margin-right="0.0256in" fo:text-align="start" style:justify-single-word="false" fo:text-indent="0in" style:auto-text-indent="false" fo:padding="0in" fo:border="none"/>
      <style:text-properties style:font-name="Calibri3" fo:font-size="10pt" fo:language="fr" fo:country="FR" fo:font-weight="bold" officeooo:paragraph-rsid="0001f499" style:font-size-asian="10pt" style:font-weight-asian="bold" style:font-size-complex="10pt" style:font-weight-complex="bold"/>
    </style:style>
    <style:style style:name="P33" style:family="paragraph" style:parent-style-name="Text_20_body">
      <style:text-properties style:font-name="Calibri3" fo:font-size="10pt" style:font-size-asian="10pt" style:font-size-complex="10pt"/>
    </style:style>
    <style:style style:name="P34" style:family="paragraph" style:parent-style-name="Text_20_body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35" style:family="paragraph" style:parent-style-name="Text_20_body">
      <style:paragraph-properties fo:text-align="center" style:justify-single-word="false"/>
      <style:text-properties style:font-name="Calibri3" fo:font-size="10pt" officeooo:paragraph-rsid="00028bfd" style:font-size-asian="10pt" style:font-size-complex="10pt"/>
    </style:style>
    <style:style style:name="P36" style:family="paragraph" style:parent-style-name="Text_20_body">
      <style:text-properties style:font-name="Calibri3" fo:font-size="10pt" officeooo:paragraph-rsid="00028bfd" style:font-size-asian="10pt" style:font-size-complex="10pt"/>
    </style:style>
    <style:style style:name="P37" style:family="paragraph" style:parent-style-name="Text_20_body">
      <style:paragraph-properties fo:text-align="start" style:justify-single-word="false"/>
      <style:text-properties style:font-name="Calibri3" fo:font-size="10pt" style:font-size-asian="10pt" style:font-size-complex="10pt"/>
    </style:style>
    <style:style style:name="P38" style:family="paragraph" style:parent-style-name="Text_20_body">
      <style:paragraph-properties fo:margin-left="2.5063in" fo:margin-right="2.4874in" fo:margin-top="0in" fo:margin-bottom="0in" loext:contextual-spacing="false" fo:text-align="center" style:justify-single-word="false" fo:text-indent="0in" style:auto-text-indent="false"/>
      <style:text-properties style:font-name="Calibri3" fo:font-size="10pt" fo:font-weight="bold" style:font-size-asian="10pt" style:font-size-complex="10pt"/>
    </style:style>
    <style:style style:name="P39" style:family="paragraph" style:parent-style-name="Fram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0" style:family="paragraph" style:parent-style-name="Frame_20_contents">
      <style:paragraph-properties fo:text-align="start" style:justify-single-word="false"/>
      <style:text-properties style:font-name="Times New Roman1" fo:font-size="12pt" style:text-underline-style="none" fo:font-weight="normal" officeooo:paragraph-rsid="00044eef" style:font-size-asian="12pt" style:font-weight-asian="normal" style:font-size-complex="12pt" style:font-weight-complex="normal"/>
    </style:style>
    <style:style style:name="P41" style:family="paragraph" style:parent-style-name="Frame_20_contents">
      <style:paragraph-properties fo:text-align="start" style:justify-single-word="false"/>
      <style:text-properties style:font-name="Times New Roman1" fo:font-size="12pt" style:text-underline-style="none" fo:font-weight="normal" officeooo:paragraph-rsid="0005af0f" style:font-size-asian="12pt" style:font-weight-asian="normal" style:font-size-complex="12pt" style:font-weight-complex="normal"/>
    </style:style>
    <style:style style:name="P42" style:family="paragraph" style:parent-style-name="Normal" style:list-style-name="L1">
      <style:paragraph-properties fo:margin-left="0.0807in" fo:margin-right="-0.0138in" fo:margin-top="0in" fo:margin-bottom="0in" loext:contextual-spacing="false" fo:line-height="100%" fo:text-align="justify" style:justify-single-word="false" fo:orphans="0" fo:widows="0" fo:text-indent="0in" style:auto-text-indent="false" style:text-autospace="none">
        <style:tab-stops/>
      </style:paragraph-properties>
      <style:text-properties style:font-name="Calibri3" fo:font-size="10pt" fo:letter-spacing="normal" style:font-size-asian="10pt" style:font-size-complex="10pt"/>
    </style:style>
    <style:style style:name="P43" style:family="paragraph" style:parent-style-name="Normal" style:list-style-name="L4">
      <style:paragraph-properties fo:margin-left="0.0807in" fo:margin-right="-0.0138in" fo:margin-top="0in" fo:margin-bottom="0in" loext:contextual-spacing="false" fo:line-height="100%" fo:text-align="justify" style:justify-single-word="false" fo:orphans="0" fo:widows="0" fo:text-indent="0in" style:auto-text-indent="false" style:text-autospace="none">
        <style:tab-stops/>
      </style:paragraph-properties>
      <style:text-properties style:font-name="Calibri3" fo:font-size="10pt" fo:letter-spacing="normal" style:font-size-asian="10pt" style:font-name-complex="Calibri" style:font-size-complex="10pt"/>
    </style:style>
    <style:style style:name="P44" style:family="paragraph" style:parent-style-name="Normal" style:list-style-name="L2">
      <style:paragraph-properties fo:margin-left="0in" fo:margin-right="-0.0138in" fo:margin-top="0in" fo:margin-bottom="0in" loext:contextual-spacing="false" fo:line-height="100%" fo:text-align="justify" style:justify-single-word="false" fo:orphans="0" fo:widows="0" fo:text-indent="0in" style:auto-text-indent="false" style:text-autospace="none">
        <style:tab-stops/>
      </style:paragraph-properties>
      <style:text-properties style:font-name="Calibri" fo:font-size="9pt" style:font-size-asian="9pt" style:font-name-complex="Calibri" style:font-size-complex="9pt"/>
    </style:style>
    <style:style style:name="P45" style:family="paragraph" style:parent-style-name="Normal" style:list-style-name="L3">
      <style:paragraph-properties fo:margin-left="0in" fo:margin-right="-0.0138in" fo:margin-top="0.0075in" fo:margin-bottom="0in" loext:contextual-spacing="false" fo:line-height="100%" fo:text-align="justify" style:justify-single-word="false" fo:orphans="0" fo:widows="0" fo:text-indent="0in" style:auto-text-indent="false" style:text-autospace="none">
        <style:tab-stops/>
      </style:paragraph-properties>
    </style:style>
    <style:style style:name="P4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7" style:family="paragraph" style:parent-style-name="Standard">
      <style:text-properties style:text-underline-style="none" fo:font-weight="normal" style:font-weight-asian="normal" style:font-weight-complex="normal"/>
    </style:style>
    <style:style style:name="P48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style:font-name="Calibri3" fo:font-size="10pt" fo:letter-spacing="normal" style:font-size-asian="10pt" style:font-size-complex="10pt"/>
    </style:style>
    <style:style style:name="P49" style:family="paragraph" style:parent-style-name="List_20_Paragraph" style:list-style-name="WWNum1">
      <style:paragraph-properties fo:margin-left="0in" fo:margin-right="-0.0138in" fo:margin-top="0in" fo:margin-bottom="0in" loext:contextual-spacing="false" fo:line-height="100%" fo:text-align="justify" style:justify-single-word="false" fo:orphans="0" fo:widows="0" fo:text-indent="0in" style:auto-text-indent="false" style:text-autospace="none">
        <style:tab-stops/>
      </style:paragraph-properties>
      <style:text-properties style:font-name="Calibri" fo:font-size="11pt" fo:background-color="#c5000b" style:font-size-asian="11pt" style:font-size-complex="11pt"/>
    </style:style>
    <style:style style:name="P50" style:family="paragraph" style:parent-style-name="Frame_20_contents" style:master-page-name="Standard">
      <style:paragraph-properties fo:margin-left="0in" fo:margin-right="0.0256in" fo:text-align="start" style:justify-single-word="false" fo:text-indent="0in" style:auto-text-indent="false" style:page-number="auto" fo:padding="0in" fo:border="none"/>
      <style:text-properties style:font-name="Times New Roman1" fo:font-size="12pt" fo:language="fr" fo:country="FR" fo:font-weight="bold" style:font-size-asian="12pt" style:font-weight-asian="bold" style:font-size-complex="12pt" style:font-weight-complex="bold"/>
    </style:style>
    <style:style style:name="P51" style:family="paragraph" style:parent-style-name="Frame_20_contents">
      <style:paragraph-properties fo:text-align="start" style:justify-single-word="false"/>
      <style:text-properties style:font-name="Times New Roman1" fo:font-size="12pt" style:text-underline-style="none" fo:font-weight="normal" officeooo:paragraph-rsid="00056b85" style:font-size-asian="12pt" style:font-weight-asian="normal" style:font-size-complex="12pt" style:font-weight-complex="normal"/>
    </style:style>
    <style:style style:name="P52" style:family="paragraph" style:parent-style-name="Frame_20_contents">
      <style:paragraph-properties fo:text-align="start" style:justify-single-word="false"/>
      <style:text-properties style:font-name="Times New Roman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Text_20_body" style:master-page-name="Standard">
      <style:paragraph-properties fo:margin-left="0in" fo:margin-right="0.0256in" fo:text-align="start" style:justify-single-word="false" fo:text-indent="0in" style:auto-text-indent="false" style:page-number="auto" fo:padding="0in" fo:border="none"/>
      <style:text-properties style:font-name="Calibri3" fo:font-size="10pt" fo:language="fr" fo:country="FR" fo:font-weight="bold" style:font-size-asian="10pt" style:font-weight-asian="bold" style:font-size-complex="10pt" style:font-weight-complex="bold"/>
    </style:style>
    <style:style style:name="P5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5" style:family="paragraph">
      <style:paragraph-properties fo:margin-top="0.0071in" fo:margin-bottom="0in" fo:line-height="0.0665in"/>
    </style:style>
    <style:style style:name="T1" style:family="text">
      <style:text-properties style:text-line-through-style="solid" style:text-line-through-type="double"/>
    </style:style>
    <style:style style:name="T2" style:family="text">
      <style:text-properties style:text-line-through-style="solid" style:text-line-through-type="double" style:font-name="Calibri3" fo:font-size="10pt" fo:letter-spacing="normal" style:font-size-asian="10pt" style:font-name-complex="Calibri" style:font-size-complex="10pt"/>
    </style:style>
    <style:style style:name="T3" style:family="text">
      <style:text-properties style:text-line-through-style="solid" style:text-line-through-type="double" style:font-name="Calibri3" fo:font-size="10pt" fo:letter-spacing="normal" style:font-size-asian="10pt" style:font-size-complex="10pt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text-line-through-style="none" style:text-line-through-type="none" style:font-name="Calibri3" fo:font-size="10pt" fo:letter-spacing="normal" style:text-underline-style="none" fo:font-weight="normal" style:font-size-asian="10pt" style:font-weight-asian="normal" style:font-name-complex="Calibri" style:font-size-complex="10pt" style:font-weight-complex="normal"/>
    </style:style>
    <style:style style:name="T6" style:family="text">
      <style:text-properties style:use-window-font-color="true" style:text-line-through-style="solid" style:text-line-through-type="double" style:font-name="Calibri3" fo:font-size="10pt" fo:letter-spacing="normal" style:text-underline-style="none" fo:font-weight="normal" style:font-size-asian="10pt" style:font-weight-asian="normal" style:font-name-complex="Calibri" style:font-size-complex="10pt" style:font-weight-complex="normal"/>
    </style:style>
    <style:style style:name="T7" style:family="text">
      <style:text-properties style:use-window-font-color="true" style:font-name="Calibri3" fo:font-size="10pt" fo:letter-spacing="normal" style:text-underline-style="none" fo:font-weight="normal" style:font-size-asian="10pt" style:font-weight-asian="normal" style:font-name-complex="Calibri" style:font-size-complex="10pt" style:font-weight-complex="normal"/>
    </style:style>
    <style:style style:name="T8" style:family="text">
      <style:text-properties style:text-line-through-style="none" style:text-line-through-type="none" style:font-name="Calibri3" fo:font-size="10pt" fo:letter-spacing="normal" fo:background-color="#c5000b" loext:char-shading-value="0" style:font-size-asian="10pt" style:font-name-complex="Calibri" style:font-size-complex="10pt"/>
    </style:style>
    <style:style style:name="T9" style:family="text">
      <style:text-properties style:text-line-through-style="none" style:text-line-through-type="none" style:font-name="Calibri3" fo:font-size="10pt" fo:letter-spacing="normal" style:font-size-asian="10pt" style:font-name-complex="Calibri" style:font-size-complex="10pt"/>
    </style:style>
    <style:style style:name="T10" style:family="text">
      <style:text-properties style:text-line-through-style="none" style:text-line-through-type="none" style:font-name="Calibri3" fo:font-size="10pt" fo:letter-spacing="normal" style:font-size-asian="10pt" style:font-size-complex="10pt"/>
    </style:style>
    <style:style style:name="T11" style:family="text">
      <style:text-properties fo:color="#000000" style:font-name="Calibri3" fo:font-size="10pt" fo:letter-spacing="normal" style:font-size-asian="10pt" style:font-name-complex="Calibri" style:font-size-complex="10pt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ff0000"/>
    </style:style>
    <style:style style:name="T15" style:family="text">
      <style:text-properties fo:color="#ff0000" style:font-name="Calibri3" fo:font-size="10pt" fo:letter-spacing="normal" fo:background-color="#ffff00" loext:char-shading-value="0" style:font-size-asian="10pt" style:font-name-complex="Calibri" style:font-size-complex="10pt"/>
    </style:style>
    <style:style style:name="T16" style:family="text">
      <style:text-properties fo:color="#ff0000" style:font-name="Calibri3" fo:font-size="10pt" fo:letter-spacing="normal" fo:language="fr" fo:country="FR" style:text-underline-style="none" fo:font-weight="bold" fo:background-color="#ffff00" loext:char-shading-value="0" style:font-size-asian="10pt" style:font-weight-asian="bold" style:font-name-complex="Calibri" style:font-size-complex="10pt" style:font-weight-complex="bold"/>
    </style:style>
    <style:style style:name="T17" style:family="text">
      <style:text-properties style:font-name="Calibri3" fo:font-size="10pt" fo:letter-spacing="normal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8" style:family="text">
      <style:text-properties style:font-name="Calibri3" fo:font-size="10pt" fo:letter-spacing="normal" style:font-size-asian="10pt" style:font-name-complex="Calibri" style:font-size-complex="10pt"/>
    </style:style>
    <style:style style:name="T19" style:family="text">
      <style:text-properties style:font-name="Calibri3" fo:font-size="10pt" fo:letter-spacing="normal" style:font-size-asian="10pt" style:font-size-complex="10pt"/>
    </style:style>
    <style:style style:name="T20" style:family="text">
      <style:text-properties style:font-name="Calibri3" fo:font-size="10pt" fo:letter-spacing="normal" fo:font-weight="bold" style:font-size-asian="10pt" style:font-weight-asian="bold" style:font-name-complex="Calibri" style:font-size-complex="10pt" style:font-weight-complex="bold"/>
    </style:style>
    <style:style style:name="T21" style:family="text">
      <style:text-properties style:font-name="Calibri3" fo:font-size="10pt" fo:letter-spacing="normal" fo:language="fr" fo:country="BE" style:font-name-asian="Calibri4" style:font-size-asian="10pt" style:font-name-complex="Calibri4" style:font-size-complex="10pt"/>
    </style:style>
    <style:style style:name="T22" style:family="text">
      <style:text-properties style:font-name="Calibri3" fo:font-size="10pt" fo:letter-spacing="normal" style:text-underline-style="solid" style:text-underline-width="auto" style:text-underline-color="font-color" fo:font-weight="bold" style:font-size-asian="10pt" style:font-weight-asian="bold" style:font-name-complex="Calibri" style:font-size-complex="10pt" style:font-weight-complex="bold"/>
    </style:style>
    <style:style style:name="T23" style:family="text">
      <style:text-properties style:font-name="Calibri3" fo:font-size="10pt" fo:letter-spacing="normal" fo:background-color="#ffff00" loext:char-shading-value="0" style:font-size-asian="10pt" style:font-name-complex="Calibri" style:font-size-complex="10pt"/>
    </style:style>
    <style:style style:name="T24" style:family="text">
      <style:text-properties style:font-name="Calibri3" fo:font-size="10pt" fo:letter-spacing="-0.0008in" style:font-size-asian="10pt" style:font-name-complex="Calibri" style:font-size-complex="10pt"/>
    </style:style>
    <style:style style:name="T25" style:family="text">
      <style:text-properties style:font-name="Calibri3" fo:font-size="10pt" style:font-size-asian="10pt" style:font-size-complex="10pt"/>
    </style:style>
    <style:style style:name="T26" style:family="text">
      <style:text-properties style:font-name="Calibri3" fo:font-size="10pt" fo:font-weight="normal" style:font-size-asian="10pt" style:font-weight-asian="normal" style:font-name-complex="Calibri" style:font-size-complex="10pt" style:font-weight-complex="normal"/>
    </style:style>
    <style:style style:name="T27" style:family="text">
      <style:text-properties fo:font-size="11pt" fo:font-style="normal" style:font-size-asian="11pt" style:font-style-asian="normal" style:font-size-complex="11pt" style:font-style-complex="normal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Ubuntu" fo:font-size="10pt" fo:letter-spacing="0.0008in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vertical-pos="top" style:vertical-rel="paragraph-content" style:horizontal-pos="center" style:horizontal-rel="paragraph" fo:background-color="#c0c0c0" style:background-transparency="0%" draw:fill="solid" draw:fill-color="#c0c0c0" draw:opacity="100%" fo:padding="0.0591in" fo:border="2.01pt solid #000000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0.7752in" svg:y="-0.4165in" svg:width="5.0665in" draw:z-index="0">
        <draw:text-box fo:min-height="0.0165in">
          <text:p text:style-name="Text_20_body"><draw:frame draw:style-name="fr4" draw:name="images3" text:anchor-type="as-char" svg:width="5.0665in" svg:height="0.0165in" draw:z-index="1"><draw:image xlink:href="../../../../../../../../../../../../../C:%5CUsers%5CDELCOU~1%5CAppData%5CLocal%5CTemp%5Cmsohtmlclip1%5C01%5Cclip_image004.gif" xlink:type="simple" xlink:show="embed" xlink:actuate="onLoad"/></draw:frame></text:p>
        </draw:text-box>
      </draw:frame>
      <text:p text:style-name="P53"><draw:frame draw:style-name="fr2" draw:name="Cadre3" text:anchor-type="paragraph" svg:x="-0.3866in" svg:y="-0.0075in" svg:width="2.4272in" draw:z-index="4"><draw:text-box fo:min-height="2.6898in"><text:p text:style-name="P50"><office:annotation><dc:creator>Gauthier Bastien</dc:creator><dc:date>2011-01-13T14:56:41</dc:date><text:p text:style-name="P54"><text:span text:style-name="T28">do text</text:span></text:p><text:p text:style-name="P54"><text:span text:style-name="T28">from document(at=logo, format='odt')</text:span></text:p></office:annotation><text:span text:style-name="T12">Import depuis logo.odt</text:span></text:p></draw:text-box></draw:frame><draw:frame draw:style-name="fr2" draw:name="Frame6" text:anchor-type="paragraph" svg:x="3.2402in" svg:y="0.45in" svg:width="3in" svg:height="1.2598in" draw:z-index="6"><draw:text-box><text:p text:style-name="P51"><text:span text:style-name="T27"><text:conditional-text text:condition="ooow:&quot;view.do_mailing()&quot;" text:string-value-if-true="&quot;mailed_data.firstname&quot;" text:string-value-if-false="">mailed_data.firstname</text:conditional-text></text:span><text:span text:style-name="T27"> </text:span><text:span text:style-name="T27"><text:conditional-text text:condition="ooow:&quot;view.do_mailing()&quot;" text:string-value-if-true="&quot;mailed_data.name&quot;" text:string-value-if-false="">mailed_data.name</text:conditional-text></text:span><text:span text:style-name="T13"><text:line-break/></text:span><text:span text:style-name="T27"><text:conditional-text text:condition="ooow:&quot;view.do_mailing()&quot;" text:string-value-if-true="&quot;mailed_data.street&quot;" text:string-value-if-false="">mailed_data.street</text:conditional-text></text:span><text:span text:style-name="T27">, </text:span><text:span text:style-name="T27"><text:conditional-text text:condition="ooow:&quot;view.do_mailing()&quot;" text:string-value-if-true="&quot;mailed_data.number&quot;" text:string-value-if-false="">mailed_data.number</text:conditional-text></text:span></text:p><text:p text:style-name="P52"><text:conditional-text text:condition="ooow:&quot;view.do_mailing()&quot;" text:string-value-if-true="&quot;mailed_data.adr1&quot;" text:string-value-if-false="">mailed_data.adr1</text:conditional-text></text:p><text:p text:style-name="P46"/><text:p text:style-name="Standard"/><text:p text:style-name="Standard"/><text:p text:style-name="Standard"/><text:p text:style-name="Standard"/><text:p text:style-name="Standard"/><text:p text:style-name="P47"><text:text-input text:description="Riverains">urbanEventObj.RecipientsCadastreCSV()</text:text-input></text:p></draw:text-box></draw:frame> <text:s text:c="3"/><text:tab/><text:tab/><text:tab/><text:tab/><text:tab/><text:tab/><text:tab/><text:tab/><text:tab/><text:tab/><text:tab/><text:tab/><text:tab/><text:tab/><text:tab/><text:tab/><text:tab/><text:tab/></text:p>
      <text:p text:style-name="P31"/>
      <text:p text:style-name="P31"/>
      <text:p text:style-name="P32"><text:tab/><text:tab/><text:tab/><text:tab/><text:tab/><text:tab/><text:tab/><text:tab/><text:tab/><text:tab/><text:tab/><text:tab/></text:p>
      <text:p text:style-name="P32"/>
      <text:p text:style-name="P32"><text:tab/><text:tab/><text:tab/><text:tab/><text:tab/><text:tab/><text:tab/><text:tab/><text:tab/><text:tab/><text:tab/><text:tab/></text:p>
      <text:p text:style-name="P31"><text:tab/><text:tab/><text:tab/><text:tab/><text:tab/><text:tab/><text:tab/><text:tab/><text:tab/><text:tab/><text:tab/><text:tab/></text:p>
      <text:p text:style-name="P31"/>
      <text:p text:style-name="P37"> </text:p>
      <text:p text:style-name="P37"><draw:frame draw:style-name="fr2" draw:name="Cadre4" text:anchor-type="paragraph" svg:x="0.8555in" svg:y="0.1071in" svg:width="4.5563in" draw:z-index="5"><draw:text-box fo:min-height="0.5591in"><text:p text:style-name="P30">Dossier n° : <text:span text:style-name="T4"><text:text-input text:description="">licence_helper.reference</text:text-input></text:span><text:span text:style-name="T4"> / </text:span><text:span text:style-name="T4"><text:text-input text:description="">tool.getCurrentFolderManagerInitials()</text:text-input></text:span></text:p><text:p text:style-name="P18"><text:s text:c="98"/>Annexe 26</text:p></draw:text-box></draw:frame> </text:p>
      <text:p text:style-name="P2"> </text:p>
      <text:p text:style-name="P2"/>
      <text:p text:style-name="P2"> </text:p>
      <text:p text:style-name="P2"> </text:p>
      <text:p text:style-name="P33"/>
      <text:p text:style-name="P33"><draw:frame draw:style-name="fr5" draw:name="images1" text:anchor-type="paragraph" svg:x="2.6709in" svg:y="0.148in" svg:width="0.9374in" svg:height="1.2937in" draw:z-index="2"><draw:image xlink:href="Pictures/2000000A000017F8000021145095C476B0817A6C.svm" xlink:type="simple" xlink:show="embed" xlink:actuate="onLoad"/></draw:frame></text:p>
      <text:p text:style-name="P36"/>
      <text:p text:style-name="P33"/>
      <text:p text:style-name="P34"/>
      <text:p text:style-name="P34"> </text:p>
      <text:p text:style-name="P38"/>
      <text:p text:style-name="P35"> </text:p>
      <text:p text:style-name="P35"><draw:frame draw:style-name="fr3" draw:name="Cadre6" text:anchor-type="paragraph" svg:width="4.7535in" draw:z-index="3"><draw:text-box fo:min-height="0.8035in"><text:p text:style-name="P39">URBANISME</text:p><text:p text:style-name="P39">AVIS D'ENQUETE PUBLIQUE</text:p></draw:text-box></draw:frame></text:p>
      <text:p text:style-name="P35"/>
      <text:p text:style-name="P35"/>
      <text:p text:style-name="P35"/>
      <text:p text:style-name="P35"> </text:p>
      <text:p text:style-name="P9"/>
      <text:p text:style-name="P17"><text:span text:style-name="Police_20_par_20_défaut"><text:span text:style-name="T24"/></text:span></text:p>
      <text:p text:style-name="P33"><office:annotation><dc:creator>Auteur inconnu</dc:creator><dc:date>2017-05-16T10:02:36</dc:date><text:p text:style-name="P54"><text:span text:style-name="T33">do text if licence_helper.folderCategory.count('UFD')</text:span></text:p></office:annotation>(1) Le collège communal fait savoir qu’en vertu du Code du Développement Territorial <text:span text:style-name="T1">- il est saisi  -</text:span> que le fonctionnaire délégué est saisi -que le Gouvernement est saisi - d’une demande de :</text:p>
      <text:p text:style-name="P1"><text:span text:style-name="Police_20_par_20_défaut"><text:span text:style-name="T7"><office:annotation><dc:creator>Auteur inconnu</dc:creator><dc:date>2017-05-16T10:02:36</dc:date><text:p text:style-name="P54"><text:span text:style-name="T33">do text if not licence_helper.folderCategory.count('UFD')</text:span></text:p></office:annotation></text:span></text:span><text:span text:style-name="Police_20_par_20_défaut"><text:span text:style-name="T7">(1) Le collège communal fait savoir qu’en vertu du Code du Développement Territorial </text:span></text:span><text:span text:style-name="Police_20_par_20_défaut"><text:span text:style-name="T5">- il est saisi  </text:span></text:span><text:span text:style-name="Police_20_par_20_défaut"><text:span text:style-name="T6">- que le fonctionnaire délégué est saisi -que le Gouvernement est saisi -</text:span></text:span><text:span text:style-name="Police_20_par_20_défaut"><text:span text:style-name="T7"> d’une demande de :</text:span></text:span></text:p>
      <text:p text:style-name="P1"><text:span text:style-name="Police_20_par_20_défaut"><text:span text:style-name="T8"><office:annotation><dc:creator>Auteur inconnu</dc:creator><dc:date>2017-05-23T15:06:00</dc:date><text:p text:style-name="P54"><text:span text:style-name="T33">do text</text:span><text:span text:style-name="T34"> </text:span><text:span text:style-name="T33">if not licence_helper.folderCategory</text:span></text:p><text:p text:style-name="P54"><text:span text:style-name="T35"/></text:p></office:annotation></text:span></text:span><text:span text:style-name="Police_20_par_20_défaut"><text:span text:style-name="T8">PAS DE CATEGORIE DOSSIER REGION WALLONNE SELECTIONNEE</text:span></text:span></text:p>
      <text:list xml:id="list6315065825306528224" text:style-name="WWNum1">
        <text:list-header>
          <text:p text:style-name="P48"><office:annotation><dc:creator>Auteur inconnu</dc:creator><dc:date>2017-05-23T15:06:00</dc:date><text:p text:style-name="P54"><text:span text:style-name="T33">do text</text:span><text:span text:style-name="T34"> </text:span><text:span text:style-name="T33">if 'group' in licence_helper.folderCategoryTownship</text:span></text:p><text:p text:style-name="P54"><text:span text:style-name="T35"/></text:p></office:annotation>(1) <text:span text:style-name="T1">Permis d’urbanisme</text:span> – permis d’urbanisme de constructions groupées – <text:span text:style-name="T1">permis d’urbanisation – modification d’un permis d’urbanisation – certificat d’urbanisme n°2.</text:span></text:p>
          <text:p text:style-name="P48"><office:annotation><dc:creator>Auteur inconnu</dc:creator><dc:date>2017-05-23T15:06:00</dc:date><text:p text:style-name="P54"><text:span text:style-name="T33">do text</text:span><text:span text:style-name="T34"> </text:span><text:span text:style-name="T33">if not 'group' in licence_helper.folderCategoryTownship</text:span></text:p><text:p text:style-name="P54"><text:span text:style-name="T35"/></text:p></office:annotation>(1) Permis d’urbanisme <text:span text:style-name="T1">– permis d’urbanisme de constructions groupées – permis d’urbanisation – modification d’un permis d’urbanisation – certificat d’urbanisme n°2.</text:span></text:p>
          <text:p text:style-name="P49"><text:span text:style-name="Police_20_par_20_défaut"><text:span text:style-name="T9"><office:annotation><dc:creator>Auteur inconnu</dc:creator><dc:date>2017-05-23T15:06:00</dc:date><text:p text:style-name="P54"><text:span text:style-name="T33">do text</text:span><text:span text:style-name="T34"> </text:span><text:span text:style-name="T33">if not licence_helper.folderCategoryTownship</text:span></text:p><text:p text:style-name="P54"><text:span text:style-name="T35"/></text:p></office:annotation></text:span></text:span><text:span text:style-name="Police_20_par_20_défaut"><text:span text:style-name="T9">PAS DE CATEGORIE DOSSIER COMMUNAL SELECTIONNEE</text:span></text:span></text:p>
        </text:list-header>
      </text:list>
      <text:p text:style-name="P21"/>
      <text:p text:style-name="P7"><text:span text:style-name="Police_20_par_20_défaut"><text:span text:style-name="T18">(1) Le demandeur est </text:span></text:span><text:span text:style-name="Police_20_par_20_défaut"><text:span text:style-name="T20"><text:text-input text:description="Demandeurs">self.getApplicantsSignaletic(withaddress=True)</text:text-input></text:span></text:span></text:p>
      <text:p text:style-name="P22"/>
      <text:p text:style-name="P6"><text:span text:style-name="Police_20_par_20_défaut"><text:span text:style-name="T18">Le terrain concerné est situé à </text:span></text:span><text:span text:style-name="Police_20_par_20_défaut"><text:span text:style-name="T18"><text:text-input text:description="Situation des travaux">self.getWorkLocationSignaletic()</text:text-input></text:span></text:span><text:span text:style-name="Police_20_par_20_défaut"><text:span text:style-name="T18"> et est cadastré </text:span></text:span><text:span text:style-name="Police_20_par_20_défaut"><text:span text:style-name="T11"><text:text-input text:description="Parcelles">licence_view.get_parcels()</text:text-input></text:span></text:span></text:p>
      <text:p text:style-name="P6"><text:span text:style-name="Police_20_par_20_défaut"><text:span text:style-name="T18">(2) Le projet consiste en </text:span></text:span><text:span text:style-name="Police_20_par_20_défaut"><text:span text:style-name="T18"><text:text-input text:description="Objet des travaux">licence_helper.licenceSubject</text:text-input></text:span></text:span><text:span text:style-name="Police_20_par_20_défaut"><text:span text:style-name="T18"> et présente les caractéristiques suivantes :</text:span></text:span></text:p>
      <text:list xml:id="list8622447371556074286" text:style-name="L1">
        <text:list-header>
          <text:p text:style-name="P42"/>
        </text:list-header>
      </text:list>
      <text:section text:style-name="Sect1" text:name="Section1">
        <text:p text:style-name="P20"><text:soft-page-break/><office:annotation><dc:creator>Unknown Author</dc:creator><dc:date>2016-04-21T15:24:04</dc:date><text:p text:style-name="P54"><text:span text:style-name="T31">do section for article in self.getValuesForTemplate('investigationArticles', <text:s/>subfield='description')</text:span></text:p></office:annotation> <office:annotation><dc:creator>Ngaha </dc:creator><dc:date>2017-06-02T14:51:23</dc:date><text:p text:style-name="P54"><text:span text:style-name="T32">do text</text:span></text:p><text:p text:style-name="P54"><text:span text:style-name="T32">from xhtml(article)</text:span></text:p></office:annotation></text:p>
      </text:section>
      <text:section text:style-name="Sect1" text:name="Section2">
        <text:p text:style-name="P20"/>
      </text:section>
      <text:p text:style-name="P20"/>
      <text:section text:style-name="Sect1" text:name="Section3">
        <text:p text:style-name="P20"><office:annotation><dc:creator>Unknown Author</dc:creator><dc:date>2016-04-21T15:24:04</dc:date><text:p text:style-name="P54"><text:span text:style-name="T31">do section for article in self.getValuesForTemplate('announcementArticles', <text:s/>subfield='description')</text:span></text:p></office:annotation> <office:annotation><dc:creator>Ngaha </dc:creator><dc:date>2017-06-02T14:51:23</dc:date><text:p text:style-name="P54"><text:span text:style-name="T32">do text</text:span></text:p><text:p text:style-name="P54"><text:span text:style-name="T32">from xhtml(article)</text:span></text:p></office:annotation></text:p>
      </text:section>
      <text:section text:style-name="Sect1" text:name="Section4">
        <text:p text:style-name="P20"/>
      </text:section>
      <text:p text:style-name="P17"><text:span text:style-name="Police_20_par_20_défaut"><text:span text:style-name="T18"/></text:span></text:p>
      <text:p text:style-name="P17"><text:span text:style-name="Police_20_par_20_défaut"><text:span text:style-name="T18"/></text:span></text:p>
      <text:section text:style-name="Sect1" text:name="Section5">
        <text:p text:style-name="P17"><text:span text:style-name="Police_20_par_20_défaut"><text:span text:style-name="T18"><office:annotation><dc:creator>Ngaha </dc:creator><dc:date>2017-09-05T10:58:33</dc:date><text:p text:style-name="P54"><text:span text:style-name="T31">do section for articles in self.getValuesForTemplate('investigationArticles')</text:span></text:p></office:annotation></text:span></text:span></text:p>
        <text:p text:style-name="P17"><text:span text:style-name="Police_20_par_20_défaut"><text:span text:style-name="T18"><office:annotation><dc:creator>Ngaha </dc:creator><dc:date>2017-09-05T10:54:38</dc:date><text:p text:style-name="P54"><text:span text:style-name="T31">do text</text:span></text:p><text:p text:style-name="P54"><text:span text:style-name="T31">from xhtml(articles)</text:span></text:p></office:annotation></text:span></text:span></text:p>
      </text:section>
      <text:p text:style-name="P17"><text:span text:style-name="Police_20_par_20_défaut"><text:span text:style-name="T18"/></text:span></text:p>
      <text:p text:style-name="P17"><text:span text:style-name="Police_20_par_20_défaut"><text:span text:style-name="T18"/></text:span></text:p>
      <text:p text:style-name="P10"><text:span text:style-name="Police_20_par_20_défaut"><text:span text:style-name="T18"><office:annotation><dc:creator>Christophe Delcourt</dc:creator><dc:date>2017-07-06T11:57:52</dc:date><text:p text:style-name="P55"><text:span text:style-name="T29">do text if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not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not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8">(1)L’enquête publique est réalisée en vertu de l’article </text:span></text:span><text:span text:style-name="Police_20_par_20_défaut"><text:span text:style-name="T2">- D.IV.40 - R.IV.40-1. -</text:span></text:span><text:span text:style-name="Police_20_par_20_défaut"><text:span text:style-name="T18"> D.VIII.13 du Code du Développement Territorial.</text:span></text:span></text:p>
      <text:p text:style-name="P10"><text:span text:style-name="Police_20_par_20_défaut"><text:span text:style-name="T18"><office:annotation><dc:creator>Christophe Delcourt</dc:creator><dc:date>2017-07-06T12:50:38</dc:date><text:p text:style-name="P55"><text:span text:style-name="T29">do text if not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not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8">(1)L’enquête publique est réalisée en vertu de l’article </text:span></text:span><text:span text:style-name="Police_20_par_20_défaut"><text:span text:style-name="T2">- D.IV.40 -</text:span></text:span><text:span text:style-name="Police_20_par_20_défaut"><text:span text:style-name="T9"> </text:span></text:span><text:span text:style-name="Police_20_par_20_défaut"><text:span text:style-name="T18">R.IV.40-1. </text:span></text:span><text:span text:style-name="Police_20_par_20_défaut"><text:span text:style-name="T2">- D.VIII.13 –</text:span></text:span><text:span text:style-name="Police_20_par_20_défaut"><text:span text:style-name="T18"> du Code du Développement Territorial</text:span></text:span></text:p>
      <text:p text:style-name="P10"><text:span text:style-name="Police_20_par_20_défaut"><text:span text:style-name="T18"><office:annotation><dc:creator>Christophe Delcourt</dc:creator><dc:date>2017-07-06T12:51:23</dc:date><text:p text:style-name="P55"><text:span text:style-name="T29">do text if not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not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8">(1)L’enquête publique est réalisée en vertu de l’article D.IV.40 </text:span></text:span><text:span text:style-name="Police_20_par_20_défaut"><text:span text:style-name="T2">- R.IV.40-1. - D.VIII.13 –</text:span></text:span><text:span text:style-name="Police_20_par_20_défaut"><text:span text:style-name="T18"> du Code du Développement Territorial.</text:span></text:span></text:p>
      <text:p text:style-name="P11"><text:span text:style-name="Police_20_par_20_défaut"><text:span text:style-name="T19"><office:annotation><dc:creator>Christophe Delcourt</dc:creator><dc:date>2017-07-06T12:52:16</dc:date><text:p text:style-name="P55"><text:span text:style-name="T29">do text if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not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9">(1)L’enquête publique est réalisée en vertu des articles </text:span></text:span><text:span text:style-name="Police_20_par_20_défaut"><text:span text:style-name="T3">- D.IV.40 </text:span></text:span><text:span text:style-name="Police_20_par_20_défaut"><text:span text:style-name="T10">- R.IV.40-1. -</text:span></text:span><text:span text:style-name="Police_20_par_20_défaut"><text:span text:style-name="T19"> D.VIII.13 du Code du Développement Territorial.</text:span></text:span></text:p>
      <text:p text:style-name="P11"><text:span text:style-name="Police_20_par_20_défaut"><text:span text:style-name="T19"><office:annotation><dc:creator>Christophe Delcourt</dc:creator><dc:date>2017-07-06T12:53:05</dc:date><text:p text:style-name="P55"><text:span text:style-name="T29">do text if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not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9">(1)L’enquête publique est réalisée en vertu des articles</text:span></text:span><text:span text:style-name="Police_20_par_20_défaut"><text:span text:style-name="T10"> - D.IV.40 </text:span></text:span><text:span text:style-name="Police_20_par_20_défaut"><text:span text:style-name="T3">- R.IV.40-1. -</text:span></text:span><text:span text:style-name="Police_20_par_20_défaut"><text:span text:style-name="T19"> D.VIII.13 du Code du Développement Territorial.</text:span></text:span></text:p>
      <text:p text:style-name="P11"><text:span text:style-name="Police_20_par_20_défaut"><text:span text:style-name="T19"><office:annotation><dc:creator>Christophe Delcourt</dc:creator><dc:date>2017-07-06T12:53:43</dc:date><text:p text:style-name="P55"><text:span text:style-name="T29">do text if not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9">(1)L’enquête publique est réalisée en vertu des articles</text:span></text:span><text:span text:style-name="Police_20_par_20_défaut"><text:span text:style-name="T10"> - D.IV.40 - R.IV.40-1. </text:span></text:span><text:span text:style-name="Police_20_par_20_défaut"><text:span text:style-name="T3">- D.VIII.13</text:span></text:span><text:span text:style-name="Police_20_par_20_défaut"><text:span text:style-name="T19"> du Code du Développement Territorial.</text:span></text:span></text:p>
      <text:p text:style-name="P11"><text:span text:style-name="Police_20_par_20_défaut"><text:span text:style-name="T19"><office:annotation><dc:creator>Christophe Delcourt</dc:creator><dc:date>2017-07-06T12:54:34</dc:date><text:p text:style-name="P55"><text:span text:style-name="T29">do text if ('facu</text:span><text:span text:style-name="T30">'</text:span><text:span text:style-name="T29"> in licence_helper.investigationArticles or 'facu</text:span><text:span text:style-name="T30">' in licence_helper.</text:span><text:span text:style-name="T29">announcementArticles</text:span><text:span text:style-name="T30">) and (</text:span><text:span text:style-name="T29">'D.IV.40</text:span><text:span text:style-name="T30">'</text:span><text:span text:style-name="T29"> in licence_helper.investigationArticles or 'D.IV.40</text:span><text:span text:style-name="T30">' in licence_helper.</text:span><text:span text:style-name="T29">announcementArticles</text:span><text:span text:style-name="T30">) and (</text:span><text:span text:style-name="T29">'R.IV.40</text:span><text:span text:style-name="T30">'</text:span><text:span text:style-name="T29"> in licence_helper.investigationArticles or 'R.IV.40</text:span><text:span text:style-name="T30">' in licence_helper.</text:span><text:span text:style-name="T29">announcementArticles</text:span><text:span text:style-name="T30">)</text:span></text:p></office:annotation></text:span></text:span><text:span text:style-name="Police_20_par_20_défaut"><text:span text:style-name="T19">(1)L’enquête publique est réalisée en vertu des articles</text:span></text:span><text:span text:style-name="Police_20_par_20_défaut"><text:span text:style-name="T10"> - D.IV.40 - R.IV.40-1. -</text:span></text:span><text:span text:style-name="Police_20_par_20_défaut"><text:span text:style-name="T19"> D.VIII.13 du Code du Développement Territorial.</text:span></text:span></text:p>
      <text:p text:style-name="P10"><text:span text:style-name="Police_20_par_20_défaut"><text:span text:style-name="T18"/></text:span></text:p>
      <text:list xml:id="list7645876132682760164" text:style-name="L2">
        <text:list-header>
          <text:p text:style-name="P44"><text:span text:style-name="Police_20_par_20_défaut"><text:span text:style-name="T19"/></text:span></text:p>
        </text:list-header>
      </text:list>
      <text:p text:style-name="P10"><text:span text:style-name="Police_20_par_20_défaut"><text:span text:style-name="T18">Le dossier peut être consulté durant la période d’enquête <text:s/>à l’adresse suivante : </text:span></text:span><text:span text:style-name="Police_20_par_20_défaut"><text:span text:style-name="T15">à remplir</text:span></text:span></text:p>
      <text:list xml:id="list3982519387396661783" text:style-name="L3">
        <text:list-header>
          <text:p text:style-name="P45"><text:span text:style-name="Police_20_par_20_défaut"><text:span text:style-name="T15">-(3) les jours ouvrables de 9h00 à 12h00 ainsi que le mercredi et le vendredi de 13h45 à 15h45 et le lundi de 17h00 à 19h00</text:span></text:span></text:p>
          <text:p text:style-name="P45"><text:span text:style-name="Police_20_par_20_défaut"><text:span text:style-name="T15">-(1) (4) le lundi </text:span></text:span><text:span text:style-name="Police_20_par_20_défaut"><text:span text:style-name="T16">de 16h à 20h.</text:span></text:span></text:p>
        </text:list-header>
      </text:list>
      <text:list xml:id="list293474593147182756" text:style-name="L4">
        <text:list-header>
          <text:p text:style-name="P43"/>
        </text:list-header>
      </text:list>
      <text:p text:style-name="P10"><text:span text:style-name="Police_20_par_20_défaut"><text:span text:style-name="T18">Pour les consultations jusqu’à 20 heures ou le samedi matin , rendez-vous doit être pris au plus tard 24 heures à l’avance auprès de (5) M/Mme </text:span></text:span><text:span text:style-name="Police_20_par_20_défaut"><text:span text:style-name="T21"><text:text-input text:description="Signalétique des demandeurs">self.getFoldermanagers()[0].getName2()</text:text-input></text:span></text:span><text:span text:style-name="Police_20_par_20_défaut"><text:span text:style-name="T21"> </text:span></text:span><text:span text:style-name="Police_20_par_20_défaut"><text:span text:style-name="T21"><text:text-input text:description="Signalétique des demandeurs">self.getFoldermanagers()[0].getName1()</text:text-input></text:span></text:span><text:span text:style-name="Police_20_par_20_défaut"><text:span text:style-name="T21"> </text:span></text:span><text:span text:style-name="Police_20_par_20_défaut"><text:span text:style-name="T18">téléphone : 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Police_20_par_20_défaut"><text:span text:style-name="T21"> - </text:span></text:span><text:span text:style-name="Police_20_par_20_défaut"><text:span text:style-name="T18">mail : </text:span></text:span><text:span text:style-name="Police_20_par_20_défaut"><text:span text:style-name="T21"><text:text-input text:description="Signalétique des demandeurs">self.getFoldermanagers()[0].getEmail()</text:text-input></text:span></text:span></text:p>
      <text:p text:style-name="P24"/>
      <text:p text:style-name="P25"/>
      <text:p text:style-name="P10"><text:span text:style-name="Police_20_par_20_défaut"><text:span text:style-name="T20">L’enquête publique est ouverte le </text:span></text:span><text:span text:style-name="Police_20_par_20_défaut"><text:span text:style-name="T20"><text:text-input text:description="">event_view.display_date('investigationStart')</text:text-input></text:span></text:span><text:span text:style-name="Police_20_par_20_défaut"><text:span text:style-name="T20"> et clôturée le </text:span></text:span><text:span text:style-name="Police_20_par_20_défaut"><text:span text:style-name="T20"><text:text-input text:description="">event_view.display_date('investigationEnd')</text:text-input></text:span></text:span></text:p>
      <text:p text:style-name="P21"/>
      <text:p text:style-name="P10"><text:span text:style-name="Police_20_par_20_défaut"><text:span text:style-name="T18">Les réclamations et observations écrites sont à adresser au collège communal,</text:span></text:span></text:p>
      <text:p text:style-name="P26"/>
      <text:p text:style-name="P12"><text:span text:style-name="Police_20_par_20_défaut"><text:span text:style-name="T18">- par courrier ordinaire à l’adresse suivante : Hôtel de Ville de </text:span></text:span><text:span text:style-name="Police_20_par_20_défaut"><text:span text:style-name="T17"><text:text-input text:description="">tool.getCityName()</text:text-input></text:span></text:span><text:span text:style-name="Police_20_par_20_défaut"><text:span text:style-name="T18"> - Monsieur le Bourgmestre - </text:span></text:span><text:span text:style-name="Police_20_par_20_défaut"><text:span text:style-name="T15">XXX</text:span></text:span></text:p>
      <text:p text:style-name="P23"/>
      <text:p text:style-name="P12"><text:span text:style-name="Police_20_par_20_défaut"><text:span text:style-name="T18">- par télécopie au numéro :……..,</text:span></text:span></text:p>
      <text:p text:style-name="P26"/>
      <text:p text:style-name="P12"><text:span text:style-name="Police_20_par_20_défaut"><text:span text:style-name="T18">- (6) par courrier électronique à l’adresse suivante : </text:span></text:span><text:span text:style-name="Police_20_par_20_défaut"><text:span text:style-name="T15">XXX</text:span></text:span></text:p>
      <text:p text:style-name="P26"/>
      <text:p text:style-name="P12"><text:span text:style-name="Police_20_par_20_défaut"><text:span text:style-name="T18">- remises à (5) M/Mme </text:span></text:span><text:span text:style-name="Police_20_par_20_défaut"><text:span text:style-name="T21"><text:text-input text:description="Signalétique des demandeurs">self.getFoldermanagers()[0].getName2()</text:text-input></text:span></text:span><text:span text:style-name="Police_20_par_20_défaut"><text:span text:style-name="T21"> </text:span></text:span><text:span text:style-name="Police_20_par_20_défaut"><text:span text:style-name="T21"><text:text-input text:description="Signalétique des demandeurs">self.getFoldermanagers()[0].getName1()</text:text-input></text:span></text:span><text:span text:style-name="Police_20_par_20_défaut"><text:span text:style-name="T21"> </text:span></text:span><text:span text:style-name="Police_20_par_20_défaut"><text:span text:style-name="T18">dont le bureau se trouve à l'Hôtel de Ville de </text:span></text:span><text:span text:style-name="Police_20_par_20_défaut"><text:span text:style-name="T17"><text:text-input text:description="">tool.getCityName()</text:text-input></text:span></text:span><text:span text:style-name="Police_20_par_20_défaut"><text:span text:style-name="T17"> </text:span></text:span><text:span text:style-name="Police_20_par_20_défaut"><text:span text:style-name="T18"><text:s/></text:span></text:span><text:span text:style-name="Police_20_par_20_défaut"><text:span text:style-name="T15">XXX</text:span></text:span></text:p>
      <text:p text:style-name="P23"/>
      <text:p text:style-name="P12"><text:span text:style-name="Police_20_par_20_défaut"><text:span text:style-name="T18">L’enveloppe, la télécopie ou le courrier électronique portera la mention : </text:span></text:span><text:span text:style-name="Police_20_par_20_défaut"><text:span text:style-name="T22"><text:text-input text:description="">licence_helper.reference</text:text-input></text:span></text:span><text:span text:style-name="Police_20_par_20_défaut"><text:span text:style-name="T22"> / </text:span></text:span><text:span text:style-name="Police_20_par_20_défaut"><text:span text:style-name="T22"><text:text-input text:description="">tool.getCurrentFolderManagerInitials()</text:text-input></text:span></text:span><text:span text:style-name="Police_20_par_20_défaut"><text:span text:style-name="T22"> - Réclamation </text:span></text:span></text:p>
      <text:p text:style-name="P26"/>
      <text:p text:style-name="P4"><text:span text:style-name="Police_20_par_20_défaut"><text:span text:style-name="T18">Les réclamations et observations orales peuvent être formulées pendant la même période sur rendez-vous auprès de (5) M/Mme </text:span></text:span><text:span text:style-name="Police_20_par_20_défaut"><text:span text:style-name="T21"><text:text-input text:description="Signalétique des demandeurs">self.getFoldermanagers()[0].getName2()</text:text-input></text:span></text:span><text:span text:style-name="Police_20_par_20_défaut"><text:span text:style-name="T21"> </text:span></text:span><text:span text:style-name="Police_20_par_20_défaut"><text:span text:style-name="T21"><text:text-input text:description="Signalétique des demandeurs">self.getFoldermanagers()[0].getName1()</text:text-input></text:span></text:span><text:span text:style-name="Police_20_par_20_défaut"><text:span text:style-name="T18"> ou lors de la séance de clôture de l’enquête.</text:span></text:span></text:p>
      <text:p text:style-name="P22"/>
      <text:p text:style-name="P12"><text:span text:style-name="Police_20_par_20_défaut"><text:span text:style-name="T18">La séance de clôture de l’enquête publique aura lieu à l’adresse suivante : Hôtel de Ville </text:span></text:span><text:soft-page-break/><text:span text:style-name="Police_20_par_20_défaut"><text:span text:style-name="T18">de </text:span></text:span><text:span text:style-name="Police_20_par_20_défaut"><text:span text:style-name="T17"><text:text-input text:description="">tool.getCityName()</text:text-input></text:span></text:span><text:span text:style-name="Police_20_par_20_défaut"><text:span text:style-name="T18"> -</text:span></text:span><text:span text:style-name="Police_20_par_20_défaut"><text:span text:style-name="T23"> </text:span></text:span><text:span text:style-name="Police_20_par_20_défaut"><text:span text:style-name="T15">XXX</text:span></text:span><text:span text:style-name="T25">: le </text:span><text:span text:style-name="Police_20_par_20_défaut"><text:span text:style-name="T20"><text:text-input text:description="">event_view.display_date('investigationEnd')</text:text-input></text:span></text:span><text:span text:style-name="Police_20_par_20_défaut"><text:span text:style-name="T20"> de </text:span></text:span><text:span text:style-name="Police_20_par_20_défaut"><text:span text:style-name="T20"><text:text-input text:description="">urbanEventObj.claimsDate.strftime("%H:%M")
</text:text-input></text:span></text:span><text:span text:style-name="Police_20_par_20_défaut"><text:span text:style-name="T20"> à </text:span></text:span><text:span text:style-name="Police_20_par_20_défaut"><text:span text:style-name="T20"><text:text-input text:description="">urbanEventObj.claimEndSDate.strftime("%H:%M")</text:text-input></text:span></text:span></text:p>
      <text:p text:style-name="P23"/>
      <text:p text:style-name="P8"><text:span text:style-name="Police_20_par_20_défaut"><text:span text:style-name="T18">(1) </text:span></text:span><text:span text:style-name="Police_20_par_20_défaut"><text:span text:style-name="T2">Le conseiller en aménagement du territoire et en urbanisme - le conseiller en environnement </text:span></text:span><text:span text:style-name="Police_20_par_20_défaut"><text:span text:style-name="T18">– la personne <text:s/>chargé(e) de <text:s/>donner des <text:s/>explications sur le projet – est (5)M/Mme </text:span></text:span><text:span text:style-name="Police_20_par_20_défaut"><text:span text:style-name="T21"><text:text-input text:description="Signalétique des demandeurs">self.getFoldermanagers()[0].getName2()</text:text-input></text:span></text:span><text:span text:style-name="Police_20_par_20_défaut"><text:span text:style-name="T21"> </text:span></text:span><text:span text:style-name="Police_20_par_20_défaut"><text:span text:style-name="T21"><text:text-input text:description="Signalétique des demandeurs">self.getFoldermanagers()[0].getName1()</text:text-input></text:span></text:span><text:span text:style-name="Police_20_par_20_défaut"><text:span text:style-name="T21"> </text:span></text:span><text:span text:style-name="Police_20_par_20_défaut"><text:span text:style-name="T18">dont le bureau se trouve à l'Hôtel de Ville de </text:span></text:span><text:span text:style-name="Police_20_par_20_défaut"><text:span text:style-name="T17"><text:text-input text:description="">tool.getCityName()</text:text-input></text:span></text:span><text:span text:style-name="Police_20_par_20_défaut"><text:span text:style-name="T17"> </text:span></text:span><text:span text:style-name="Police_20_par_20_défaut"><text:span text:style-name="T18"><text:s/></text:span></text:span><text:span text:style-name="Police_20_par_20_défaut"><text:span text:style-name="T15">XXX</text:span></text:span></text:p>
      <text:p text:style-name="P27"/>
      <text:p text:style-name="P3"/>
      <text:p text:style-name="P15"><text:span text:style-name="Police_20_par_20_défaut"><text:span text:style-name="T18"/></text:span></text:p>
      <text:p text:style-name="P28"/>
      <text:p text:style-name="P19">Le directeur général,<text:tab/> <text:s text:c="59"/><text:tab/><text:tab/><text:tab/><text:tab/> <text:tab/><text:tab/><text:tab/><text:tab/><text:tab/>L'échevin délégué à la Fonction maïorale,</text:p>
      <text:p text:style-name="P19"><text:tab/><text:tab/><text:tab/><text:tab/> <text:s text:c="40"/><text:tab/><text:tab/><text:tab/><text:tab/><text:tab/><text:tab/><text:tab/> <text:tab/><text:tab/><text:tab/><text:tab/><text:tab/>Par délégation,<text:tab/></text:p>
      <text:p text:style-name="P19"><text:tab/><text:tab/><text:tab/><text:tab/><text:tab/> <text:s text:c="23"/><text:tab/><text:tab/><text:tab/><text:tab/><text:tab/><text:tab/><text:tab/><text:tab/> <text:tab/><text:tab/><text:tab/><text:tab/><text:tab/>L'échevin de l'urbanisme ad intérim,</text:p>
      <text:p text:style-name="P19"><text:span text:style-name="T14">XXX</text:span><text:tab/><text:tab/><text:tab/><text:tab/><text:tab/><text:tab/> <text:s text:c="82"/><text:tab/><text:tab/><text:tab/><text:tab/><text:tab/><text:span text:style-name="T14">XXX</text:span></text:p>
      <text:p text:style-name="P19"/>
      <text:p text:style-name="P19"/>
      <text:p text:style-name="P29"/>
      <text:p text:style-name="P16"><text:span text:style-name="Police_20_par_20_défaut"><text:span text:style-name="T18"/></text:span></text:p>
      <text:p text:style-name="P15"><text:span text:style-name="Police_20_par_20_défaut"><text:span text:style-name="T18">(1) Biffer la ou les mentions inutiles</text:span></text:span></text:p>
      <text:p text:style-name="P15"><text:span text:style-name="Police_20_par_20_défaut"><text:span text:style-name="T18">(2) Décrire les caractéristiques principales du <text:s text:c="2"/>projet et préciser s’il s’écarte ou déroge à un plan, schéma ou guide ou à une carte d’affectation des sols.</text:span></text:span></text:p>
      <text:p text:style-name="P13"><text:span text:style-name="Police_20_par_20_défaut"><text:span text:style-name="T18">(3) Heures d’ouverture des bureaux.</text:span></text:span></text:p>
      <text:p text:style-name="P13"><text:span text:style-name="Police_20_par_20_défaut"><text:span text:style-name="T18">(4) Un jour par semaine jusqu’à 20 heures ou le samedi matin.</text:span></text:span></text:p>
      <text:p text:style-name="P5"><text:span text:style-name="Police_20_par_20_défaut"><text:span text:style-name="T18">(5) Le conseiller en aménagement du territoire et en urbanisme, le conseiller en environnement, le collège communal ou l'agent communal désigné à cette fin.</text:span></text:span></text:p>
      <text:p text:style-name="P14"><text:span text:style-name="Police_20_par_20_défaut"><text:span text:style-name="T26">(6) Non obligatoir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Ubuntu" svg:font-family="Ubuntu"/>
    <style:font-face style:name="Calibri3" svg:font-family="Calibri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iberation Serif3" svg:font-family="'Liberation Serif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1" svg:font-family="'Segoe UI'" style:font-family-generic="swiss" style:font-pitch="variable"/>
    <style:font-face style:name="Ubuntu2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text-align="justify" style:justify-single-word="false"/>
      <style:text-properties style:use-window-font-color="true" style:font-name="Calibri" fo:font-family="Calibri" style:font-family-generic="swiss" style:font-pitch="variable" fo:font-size="10pt" fo:letter-spacing="normal" style:text-underline-style="none" fo:font-weight="normal" style:font-size-asian="24pt" style:font-weight-asian="normal" style:font-size-complex="24pt" style:font-weight-complex="normal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in" fo:margin-bottom="0.111in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text-indent="0in" style:auto-text-indent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264in" fo:margin-bottom="0.8744in" fo:margin-left="0.9846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5591in" fo:page-height="19.6846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                 A V I S     </dc:title>
    <meta:initial-creator>RGASPARD</meta:initial-creator>
    <meta:creation-date>2009-01-20T13:54:00</meta:creation-date>
    <dc:date>2019-10-04T16:03:16.744180353</dc:date>
    <meta:print-date>2008-09-03T13:50:00</meta:print-date>
    <meta:editing-cycles>81</meta:editing-cycles>
    <meta:editing-duration>PT21H35M5S</meta:editing-duration>
    <meta:document-statistic meta:table-count="0" meta:image-count="2" meta:object-count="0" meta:page-count="3" meta:paragraph-count="66" meta:word-count="721" meta:character-count="5487" meta:non-whitespace-character-count="4418"/>
    <meta:user-defined meta:name="Info 1"/>
    <meta:user-defined meta:name="Info 2"/>
    <meta:user-defined meta:name="Info 3"/>
    <meta:user-defined meta:name="Info 4"/>
  </office:meta>
</office:document-meta>
</file>